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752in" svg:height="2.8232in" svg:x="5.1272in" svg:y="0.3453in">
            <draw:object draw:notify-on-update-of-ranges="Sheet1.A2:Sheet1.A770 Sheet1.B1:Sheet1.B1 Sheet1.B2:Sheet1.B7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29880833457576 </text:p>
          </table:table-cell>
          <table:table-cell office:value-type="float" office:value="114" calcext:value-type="float">
            <text:p>114</text:p>
          </table:table-cell>
          <table:table-cell office:value-type="float" office:value="807434" calcext:value-type="float">
            <text:p>807434</text:p>
          </table:table-cell>
        </table:table-row>
        <table:table-row table:style-name="ro1">
          <table:table-cell office:value-type="float" office:value="29890282235458" calcext:value-type="float">
            <text:p>2989028223545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890282380160" calcext:value-type="float">
            <text:p>29890282380160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29890282397600" calcext:value-type="float">
            <text:p>29890282397600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890301384220" calcext:value-type="float">
            <text:p>29890301384220</text:p>
          </table:table-cell>
          <table:table-cell office:value-type="float" office:value="108" calcext:value-type="float">
            <text:p>108</text:p>
          </table:table-cell>
          <table:table-cell office:value-type="float" office:value="14493" calcext:value-type="float">
            <text:p>14493</text:p>
          </table:table-cell>
          <table:table-cell table:number-columns-repeated="2"/>
        </table:table-row>
        <table:table-row table:style-name="ro1">
          <table:table-cell office:value-type="float" office:value="29890301672206" calcext:value-type="float">
            <text:p>29890301672206</text:p>
          </table:table-cell>
          <table:table-cell office:value-type="float" office:value="106" calcext:value-type="float">
            <text:p>106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9890416321250" calcext:value-type="float">
            <text:p>29890416321250</text:p>
          </table:table-cell>
          <table:table-cell office:value-type="float" office:value="106" calcext:value-type="float">
            <text:p>106</text:p>
          </table:table-cell>
          <table:table-cell office:value-type="float" office:value="88583" calcext:value-type="float">
            <text:p>88583</text:p>
          </table:table-cell>
          <table:table-cell table:number-columns-repeated="2"/>
        </table:table-row>
        <table:table-row table:style-name="ro1">
          <table:table-cell office:value-type="float" office:value="29890416611842" calcext:value-type="float">
            <text:p>29890416611842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9890416633724" calcext:value-type="float">
            <text:p>29890416633724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9891227819386" calcext:value-type="float">
            <text:p>29891227819386</text:p>
          </table:table-cell>
          <table:table-cell office:value-type="float" office:value="136" calcext:value-type="float">
            <text:p>136</text:p>
          </table:table-cell>
          <table:table-cell office:value-type="float" office:value="630652" calcext:value-type="float">
            <text:p>630652</text:p>
          </table:table-cell>
          <table:table-cell table:number-columns-repeated="2"/>
        </table:table-row>
        <table:table-row table:style-name="ro1">
          <table:table-cell office:value-type="float" office:value="29891228697564" calcext:value-type="float">
            <text:p>29891228697564</text:p>
          </table:table-cell>
          <table:table-cell office:value-type="float" office:value="106" calcext:value-type="float">
            <text:p>106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29892188620720" calcext:value-type="float">
            <text:p>29892188620720</text:p>
          </table:table-cell>
          <table:table-cell office:value-type="float" office:value="106" calcext:value-type="float">
            <text:p>106</text:p>
          </table:table-cell>
          <table:table-cell office:value-type="float" office:value="747161" calcext:value-type="float">
            <text:p>747161</text:p>
          </table:table-cell>
          <table:table-cell table:number-columns-repeated="2"/>
        </table:table-row>
        <table:table-row table:style-name="ro1">
          <table:table-cell office:value-type="float" office:value="29892189483206" calcext:value-type="float">
            <text:p>29892189483206</text:p>
          </table:table-cell>
          <table:table-cell office:value-type="float" office:value="108" calcext:value-type="float">
            <text:p>108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float" office:value="29893500738774" calcext:value-type="float">
            <text:p>29893500738774</text:p>
          </table:table-cell>
          <table:table-cell office:value-type="float" office:value="108" calcext:value-type="float">
            <text:p>108</text:p>
          </table:table-cell>
          <table:table-cell office:value-type="float" office:value="1020892" calcext:value-type="float">
            <text:p>1020892</text:p>
          </table:table-cell>
          <table:table-cell table:number-columns-repeated="2"/>
        </table:table-row>
        <table:table-row table:style-name="ro1">
          <table:table-cell office:value-type="float" office:value="29893501249328" calcext:value-type="float">
            <text:p>29893501249328</text:p>
          </table:table-cell>
          <table:table-cell office:value-type="float" office:value="108" calcext:value-type="float">
            <text:p>108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29894104604008" calcext:value-type="float">
            <text:p>29894104604008</text:p>
          </table:table-cell>
          <table:table-cell office:value-type="float" office:value="106" calcext:value-type="float">
            <text:p>106</text:p>
          </table:table-cell>
          <table:table-cell office:value-type="float" office:value="470952" calcext:value-type="float">
            <text:p>470952</text:p>
          </table:table-cell>
          <table:table-cell table:number-columns-repeated="2"/>
        </table:table-row>
        <table:table-row table:style-name="ro1">
          <table:table-cell office:value-type="float" office:value="29895062886500" calcext:value-type="float">
            <text:p>29895062886500</text:p>
          </table:table-cell>
          <table:table-cell office:value-type="float" office:value="136" calcext:value-type="float">
            <text:p>136</text:p>
          </table:table-cell>
          <table:table-cell office:value-type="float" office:value="746699" calcext:value-type="float">
            <text:p>746699</text:p>
          </table:table-cell>
          <table:table-cell table:number-columns-repeated="2"/>
        </table:table-row>
        <table:table-row table:style-name="ro1">
          <table:table-cell office:value-type="float" office:value="29895062919860" calcext:value-type="float">
            <text:p>29895062919860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9895063661078" calcext:value-type="float">
            <text:p>29895063661078</text:p>
          </table:table-cell>
          <table:table-cell office:value-type="float" office:value="106" calcext:value-type="float">
            <text:p>106</text:p>
          </table:table-cell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float" office:value="29895809836386" calcext:value-type="float">
            <text:p>29895809836386</text:p>
          </table:table-cell>
          <table:table-cell office:value-type="float" office:value="120" calcext:value-type="float">
            <text:p>120</text:p>
          </table:table-cell>
          <table:table-cell office:value-type="float" office:value="577961" calcext:value-type="float">
            <text:p>577961</text:p>
          </table:table-cell>
          <table:table-cell table:number-columns-repeated="2"/>
        </table:table-row>
        <table:table-row table:style-name="ro1">
          <table:table-cell office:value-type="float" office:value="29896981756388" calcext:value-type="float">
            <text:p>29896981756388</text:p>
          </table:table-cell>
          <table:table-cell office:value-type="float" office:value="136" calcext:value-type="float">
            <text:p>136</text:p>
          </table:table-cell>
          <table:table-cell office:value-type="float" office:value="911597" calcext:value-type="float">
            <text:p>911597</text:p>
          </table:table-cell>
          <table:table-cell table:number-columns-repeated="2"/>
        </table:table-row>
        <table:table-row table:style-name="ro1">
          <table:table-cell office:value-type="float" office:value="29896982688081" calcext:value-type="float">
            <text:p>29896982688081</text:p>
          </table:table-cell>
          <table:table-cell office:value-type="float" office:value="120" calcext:value-type="float">
            <text:p>120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float" office:value="29897941876132" calcext:value-type="float">
            <text:p>29897941876132</text:p>
          </table:table-cell>
          <table:table-cell office:value-type="float" office:value="108" calcext:value-type="float">
            <text:p>108</text:p>
          </table:table-cell>
          <table:table-cell office:value-type="float" office:value="747033" calcext:value-type="float">
            <text:p>747033</text:p>
          </table:table-cell>
          <table:table-cell table:number-columns-repeated="2"/>
        </table:table-row>
        <table:table-row table:style-name="ro1">
          <table:table-cell office:value-type="float" office:value="29899860673696" calcext:value-type="float">
            <text:p>29899860673696</text:p>
          </table:table-cell>
          <table:table-cell office:value-type="float" office:value="136" calcext:value-type="float">
            <text:p>136</text:p>
          </table:table-cell>
          <table:table-cell office:value-type="float" office:value="1496418" calcext:value-type="float">
            <text:p>1496418</text:p>
          </table:table-cell>
          <table:table-cell table:number-columns-repeated="2"/>
        </table:table-row>
        <table:table-row table:style-name="ro1">
          <table:table-cell office:value-type="float" office:value="29899861446842" calcext:value-type="float">
            <text:p>29899861446842</text:p>
          </table:table-cell>
          <table:table-cell office:value-type="float" office:value="140" calcext:value-type="float">
            <text:p>140</text:p>
          </table:table-cell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29900820667168" calcext:value-type="float">
            <text:p>29900820667168</text:p>
          </table:table-cell>
          <table:table-cell office:value-type="float" office:value="138" calcext:value-type="float">
            <text:p>138</text:p>
          </table:table-cell>
          <table:table-cell office:value-type="float" office:value="747420" calcext:value-type="float">
            <text:p>747420</text:p>
          </table:table-cell>
          <table:table-cell table:number-columns-repeated="2"/>
        </table:table-row>
        <table:table-row table:style-name="ro1">
          <table:table-cell office:value-type="float" office:value="29900821459132" calcext:value-type="float">
            <text:p>29900821459132</text:p>
          </table:table-cell>
          <table:table-cell office:value-type="float" office:value="106" calcext:value-type="float">
            <text:p>106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29902739457260" calcext:value-type="float">
            <text:p>29902739457260</text:p>
          </table:table-cell>
          <table:table-cell office:value-type="float" office:value="106" calcext:value-type="float">
            <text:p>106</text:p>
          </table:table-cell>
          <table:table-cell office:value-type="float" office:value="1495080" calcext:value-type="float">
            <text:p>1495080</text:p>
          </table:table-cell>
          <table:table-cell table:number-columns-repeated="2"/>
        </table:table-row>
        <table:table-row table:style-name="ro1">
          <table:table-cell office:value-type="float" office:value="29902740229842" calcext:value-type="float">
            <text:p>29902740229842</text:p>
          </table:table-cell>
          <table:table-cell office:value-type="float" office:value="106" calcext:value-type="float">
            <text:p>106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29903699427464" calcext:value-type="float">
            <text:p>29903699427464</text:p>
          </table:table-cell>
          <table:table-cell office:value-type="float" office:value="106" calcext:value-type="float">
            <text:p>106</text:p>
          </table:table-cell>
          <table:table-cell office:value-type="float" office:value="746600" calcext:value-type="float">
            <text:p>746600</text:p>
          </table:table-cell>
          <table:table-cell table:number-columns-repeated="2"/>
        </table:table-row>
        <table:table-row table:style-name="ro1">
          <table:table-cell office:value-type="float" office:value="29903699462558" calcext:value-type="float">
            <text:p>29903699462558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9903700199210" calcext:value-type="float">
            <text:p>29903700199210</text:p>
          </table:table-cell>
          <table:table-cell office:value-type="float" office:value="106" calcext:value-type="float">
            <text:p>106</text:p>
          </table:table-cell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29905617014518" calcext:value-type="float">
            <text:p>29905617014518</text:p>
          </table:table-cell>
          <table:table-cell office:value-type="float" office:value="118" calcext:value-type="float">
            <text:p>118</text:p>
          </table:table-cell>
          <table:table-cell office:value-type="float" office:value="1484195" calcext:value-type="float">
            <text:p>1484195</text:p>
          </table:table-cell>
          <table:table-cell table:number-columns-repeated="2"/>
        </table:table-row>
        <table:table-row table:style-name="ro1">
          <table:table-cell office:value-type="float" office:value="29905618069648" calcext:value-type="float">
            <text:p>29905618069648</text:p>
          </table:table-cell>
          <table:table-cell office:value-type="float" office:value="102" calcext:value-type="float">
            <text:p>102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29906575426120" calcext:value-type="float">
            <text:p>29906575426120</text:p>
          </table:table-cell>
          <table:table-cell office:value-type="float" office:value="176" calcext:value-type="float">
            <text:p>176</text:p>
          </table:table-cell>
          <table:table-cell office:value-type="float" office:value="745282" calcext:value-type="float">
            <text:p>745282</text:p>
          </table:table-cell>
          <table:table-cell table:number-columns-repeated="2"/>
        </table:table-row>
        <table:table-row table:style-name="ro1">
          <table:table-cell office:value-type="float" office:value="29906575460608" calcext:value-type="float">
            <text:p>29906575460608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9906576205262" calcext:value-type="float">
            <text:p>29906576205262</text:p>
          </table:table-cell>
          <table:table-cell office:value-type="float" office:value="106" calcext:value-type="float">
            <text:p>106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29908494206314" calcext:value-type="float">
            <text:p>29908494206314</text:p>
          </table:table-cell>
          <table:table-cell office:value-type="float" office:value="108" calcext:value-type="float">
            <text:p>108</text:p>
          </table:table-cell>
          <table:table-cell office:value-type="float" office:value="1492527" calcext:value-type="float">
            <text:p>1492527</text:p>
          </table:table-cell>
          <table:table-cell table:number-columns-repeated="2"/>
        </table:table-row>
        <table:table-row table:style-name="ro1">
          <table:table-cell office:value-type="float" office:value="29908495031346" calcext:value-type="float">
            <text:p>29908495031346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float" office:value="29909454296852" calcext:value-type="float">
            <text:p>29909454296852</text:p>
          </table:table-cell>
          <table:table-cell office:value-type="float" office:value="106" calcext:value-type="float">
            <text:p>106</text:p>
          </table:table-cell>
          <table:table-cell office:value-type="float" office:value="746759" calcext:value-type="float">
            <text:p>746759</text:p>
          </table:table-cell>
          <table:table-cell table:number-columns-repeated="2"/>
        </table:table-row>
        <table:table-row table:style-name="ro1">
          <table:table-cell office:value-type="float" office:value="29909455089734" calcext:value-type="float">
            <text:p>29909455089734</text:p>
          </table:table-cell>
          <table:table-cell office:value-type="float" office:value="108" calcext:value-type="float">
            <text:p>108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29910574204503" calcext:value-type="float">
            <text:p>29910574204503</text:p>
          </table:table-cell>
          <table:table-cell office:value-type="float" office:value="114" calcext:value-type="float">
            <text:p>114</text:p>
          </table:table-cell>
          <table:table-cell office:value-type="float" office:value="869412" calcext:value-type="float">
            <text:p>869412</text:p>
          </table:table-cell>
          <table:table-cell table:number-columns-repeated="2"/>
        </table:table-row>
        <table:table-row table:style-name="ro1">
          <table:table-cell office:value-type="float" office:value="29910574298373" calcext:value-type="float">
            <text:p>29910574298373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9910579138804" calcext:value-type="float">
            <text:p>29910579138804</text:p>
          </table:table-cell>
          <table:table-cell office:value-type="float" office:value="114" calcext:value-type="float">
            <text:p>114</text:p>
          </table:table-cell>
          <table:table-cell office:value-type="float" office:value="3217" calcext:value-type="float">
            <text:p>3217</text:p>
          </table:table-cell>
          <table:table-cell table:number-columns-repeated="2"/>
        </table:table-row>
        <table:table-row table:style-name="ro1">
          <table:table-cell office:value-type="float" office:value="29910583796232" calcext:value-type="float">
            <text:p>29910583796232</text:p>
          </table:table-cell>
          <table:table-cell office:value-type="float" office:value="114" calcext:value-type="float">
            <text:p>114</text:p>
          </table:table-cell>
          <table:table-cell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 office:value-type="float" office:value="29911771990719" calcext:value-type="float">
            <text:p>29911771990719</text:p>
          </table:table-cell>
          <table:table-cell office:value-type="float" office:value="117" calcext:value-type="float">
            <text:p>117</text:p>
          </table:table-cell>
          <table:table-cell office:value-type="float" office:value="923659" calcext:value-type="float">
            <text:p>923659</text:p>
          </table:table-cell>
          <table:table-cell table:number-columns-repeated="2"/>
        </table:table-row>
        <table:table-row table:style-name="ro1">
          <table:table-cell office:value-type="float" office:value="29911772535324" calcext:value-type="float">
            <text:p>29911772535324</text:p>
          </table:table-cell>
          <table:table-cell office:value-type="float" office:value="117" calcext:value-type="float">
            <text:p>117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29911774941066" calcext:value-type="float">
            <text:p>29911774941066</text:p>
          </table:table-cell>
          <table:table-cell office:value-type="float" office:value="114" calcext:value-type="float">
            <text:p>114</text:p>
          </table:table-cell>
          <table:table-cell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 office:value-type="float" office:value="29911844311378" calcext:value-type="float">
            <text:p>29911844311378</text:p>
          </table:table-cell>
          <table:table-cell office:value-type="float" office:value="108" calcext:value-type="float">
            <text:p>108</text:p>
          </table:table-cell>
          <table:table-cell office:value-type="float" office:value="52940" calcext:value-type="float">
            <text:p>52940</text:p>
          </table:table-cell>
          <table:table-cell table:number-columns-repeated="2"/>
        </table:table-row>
        <table:table-row table:style-name="ro1">
          <table:table-cell office:value-type="float" office:value="29911844322142" calcext:value-type="float">
            <text:p>29911844322142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9911844856576" calcext:value-type="float">
            <text:p>29911844856576</text:p>
          </table:table-cell>
          <table:table-cell office:value-type="float" office:value="136" calcext:value-type="float">
            <text:p>136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29911847067454" calcext:value-type="float">
            <text:p>29911847067454</text:p>
          </table:table-cell>
          <table:table-cell office:value-type="float" office:value="136" calcext:value-type="float">
            <text:p>136</text:p>
          </table:table-cell>
          <table:table-cell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office:value-type="float" office:value="29911917172544" calcext:value-type="float">
            <text:p>29911917172544</text:p>
          </table:table-cell>
          <table:table-cell office:value-type="float" office:value="108" calcext:value-type="float">
            <text:p>108</text:p>
          </table:table-cell>
          <table:table-cell office:value-type="float" office:value="52949" calcext:value-type="float">
            <text:p>52949</text:p>
          </table:table-cell>
          <table:table-cell table:number-columns-repeated="2"/>
        </table:table-row>
        <table:table-row table:style-name="ro1">
          <table:table-cell office:value-type="float" office:value="29911917200252" calcext:value-type="float">
            <text:p>29911917200252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9911917714040" calcext:value-type="float">
            <text:p>29911917714040</text:p>
          </table:table-cell>
          <table:table-cell office:value-type="float" office:value="136" calcext:value-type="float">
            <text:p>136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29911919918754" calcext:value-type="float">
            <text:p>29911919918754</text:p>
          </table:table-cell>
          <table:table-cell office:value-type="float" office:value="108" calcext:value-type="float">
            <text:p>108</text:p>
          </table:table-cell>
          <table:table-cell office:value-type="float" office:value="1678" calcext:value-type="float">
            <text:p>1678</text:p>
          </table:table-cell>
          <table:table-cell table:number-columns-repeated="2"/>
        </table:table-row>
        <table:table-row table:style-name="ro1">
          <table:table-cell office:value-type="float" office:value="29911988690001" calcext:value-type="float">
            <text:p>29911988690001</text:p>
          </table:table-cell>
          <table:table-cell office:value-type="float" office:value="117" calcext:value-type="float">
            <text:p>117</text:p>
          </table:table-cell>
          <table:table-cell office:value-type="float" office:value="52237" calcext:value-type="float">
            <text:p>52237</text:p>
          </table:table-cell>
          <table:table-cell table:number-columns-repeated="2"/>
        </table:table-row>
        <table:table-row table:style-name="ro1">
          <table:table-cell office:value-type="float" office:value="29911991543211" calcext:value-type="float">
            <text:p>29911991543211</text:p>
          </table:table-cell>
          <table:table-cell office:value-type="float" office:value="189" calcext:value-type="float">
            <text:p>189</text:p>
          </table:table-cell>
          <table:table-cell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office:value-type="float" office:value="29912060719112" calcext:value-type="float">
            <text:p>29912060719112</text:p>
          </table:table-cell>
          <table:table-cell office:value-type="float" office:value="108" calcext:value-type="float">
            <text:p>108</text:p>
          </table:table-cell>
          <table:table-cell office:value-type="float" office:value="51244" calcext:value-type="float">
            <text:p>51244</text:p>
          </table:table-cell>
          <table:table-cell table:number-columns-repeated="2"/>
        </table:table-row>
        <table:table-row table:style-name="ro1">
          <table:table-cell office:value-type="float" office:value="29912060732586" calcext:value-type="float">
            <text:p>29912060732586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9912060746010" calcext:value-type="float">
            <text:p>29912060746010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9912063499648" calcext:value-type="float">
            <text:p>29912063499648</text:p>
          </table:table-cell>
          <table:table-cell office:value-type="float" office:value="106" calcext:value-type="float">
            <text:p>106</text:p>
          </table:table-cell>
          <table:table-cell office:value-type="float" office:value="2061" calcext:value-type="float">
            <text:p>2061</text:p>
          </table:table-cell>
          <table:table-cell table:number-columns-repeated="2"/>
        </table:table-row>
        <table:table-row table:style-name="ro1">
          <table:table-cell office:value-type="float" office:value="29912132090724" calcext:value-type="float">
            <text:p>29912132090724</text:p>
          </table:table-cell>
          <table:table-cell office:value-type="float" office:value="114" calcext:value-type="float">
            <text:p>114</text:p>
          </table:table-cell>
          <table:table-cell office:value-type="float" office:value="51986" calcext:value-type="float">
            <text:p>51986</text:p>
          </table:table-cell>
          <table:table-cell table:number-columns-repeated="2"/>
        </table:table-row>
        <table:table-row table:style-name="ro1">
          <table:table-cell office:value-type="float" office:value="29912132104581" calcext:value-type="float">
            <text:p>29912132104581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9912132119653" calcext:value-type="float">
            <text:p>2991213211965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9912132633121" calcext:value-type="float">
            <text:p>29912132633121</text:p>
          </table:table-cell>
          <table:table-cell office:value-type="float" office:value="114" calcext:value-type="float">
            <text:p>114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29912134888293" calcext:value-type="float">
            <text:p>29912134888293</text:p>
          </table:table-cell>
          <table:table-cell office:value-type="float" office:value="114" calcext:value-type="float">
            <text:p>114</text:p>
          </table:table-cell>
          <table:table-cell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 office:value-type="float" office:value="29912203842063" calcext:value-type="float">
            <text:p>29912203842063</text:p>
          </table:table-cell>
          <table:table-cell office:value-type="float" office:value="114" calcext:value-type="float">
            <text:p>114</text:p>
          </table:table-cell>
          <table:table-cell office:value-type="float" office:value="51831" calcext:value-type="float">
            <text:p>51831</text:p>
          </table:table-cell>
          <table:table-cell table:number-columns-repeated="2"/>
        </table:table-row>
        <table:table-row table:style-name="ro1">
          <table:table-cell office:value-type="float" office:value="29912206637988" calcext:value-type="float">
            <text:p>29912206637988</text:p>
          </table:table-cell>
          <table:table-cell office:value-type="float" office:value="114" calcext:value-type="float">
            <text:p>114</text:p>
          </table:table-cell>
          <table:table-cell office:value-type="float" office:value="2081" calcext:value-type="float">
            <text:p>2081</text:p>
          </table:table-cell>
          <table:table-cell table:number-columns-repeated="2"/>
        </table:table-row>
        <table:table-row table:style-name="ro1">
          <table:table-cell office:value-type="float" office:value="29912275390527" calcext:value-type="float">
            <text:p>29912275390527</text:p>
          </table:table-cell>
          <table:table-cell office:value-type="float" office:value="114" calcext:value-type="float">
            <text:p>114</text:p>
          </table:table-cell>
          <table:table-cell office:value-type="float" office:value="51279" calcext:value-type="float">
            <text:p>51279</text:p>
          </table:table-cell>
          <table:table-cell table:number-columns-repeated="2"/>
        </table:table-row>
        <table:table-row table:style-name="ro1">
          <table:table-cell office:value-type="float" office:value="29912278130721" calcext:value-type="float">
            <text:p>29912278130721</text:p>
          </table:table-cell>
          <table:table-cell office:value-type="float" office:value="114" calcext:value-type="float">
            <text:p>114</text:p>
          </table:table-cell>
          <table:table-cell office:value-type="float" office:value="2032" calcext:value-type="float">
            <text:p>2032</text:p>
          </table:table-cell>
          <table:table-cell table:number-columns-repeated="2"/>
        </table:table-row>
        <table:table-row table:style-name="ro1">
          <table:table-cell office:value-type="float" office:value="29912348907309" calcext:value-type="float">
            <text:p>29912348907309</text:p>
          </table:table-cell>
          <table:table-cell office:value-type="float" office:value="114" calcext:value-type="float">
            <text:p>114</text:p>
          </table:table-cell>
          <table:table-cell office:value-type="float" office:value="53778" calcext:value-type="float">
            <text:p>53778</text:p>
          </table:table-cell>
          <table:table-cell table:number-columns-repeated="2"/>
        </table:table-row>
        <table:table-row table:style-name="ro1">
          <table:table-cell office:value-type="float" office:value="29912351767882" calcext:value-type="float">
            <text:p>29912351767882</text:p>
          </table:table-cell>
          <table:table-cell office:value-type="float" office:value="106" calcext:value-type="float">
            <text:p>106</text:p>
          </table:table-cell>
          <table:table-cell office:value-type="float" office:value="2109" calcext:value-type="float">
            <text:p>2109</text:p>
          </table:table-cell>
          <table:table-cell table:number-columns-repeated="2"/>
        </table:table-row>
        <table:table-row table:style-name="ro1">
          <table:table-cell office:value-type="float" office:value="29912422857891" calcext:value-type="float">
            <text:p>29912422857891</text:p>
          </table:table-cell>
          <table:table-cell office:value-type="float" office:value="117" calcext:value-type="float">
            <text:p>117</text:p>
          </table:table-cell>
          <table:table-cell office:value-type="float" office:value="54061" calcext:value-type="float">
            <text:p>54061</text:p>
          </table:table-cell>
          <table:table-cell table:number-columns-repeated="2"/>
        </table:table-row>
        <table:table-row table:style-name="ro1">
          <table:table-cell office:value-type="float" office:value="29912423390244" calcext:value-type="float">
            <text:p>29912423390244</text:p>
          </table:table-cell>
          <table:table-cell office:value-type="float" office:value="117" calcext:value-type="float">
            <text:p>117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29912425709541" calcext:value-type="float">
            <text:p>29912425709541</text:p>
          </table:table-cell>
          <table:table-cell office:value-type="float" office:value="114" calcext:value-type="float">
            <text:p>114</text:p>
          </table:table-cell>
          <table:table-cell office:value-type="float" office:value="1691" calcext:value-type="float">
            <text:p>1691</text:p>
          </table:table-cell>
          <table:table-cell table:number-columns-repeated="2"/>
        </table:table-row>
        <table:table-row table:style-name="ro1">
          <table:table-cell office:value-type="float" office:value="29912497202781" calcext:value-type="float">
            <text:p>29912497202781</text:p>
          </table:table-cell>
          <table:table-cell office:value-type="float" office:value="114" calcext:value-type="float">
            <text:p>114</text:p>
          </table:table-cell>
          <table:table-cell office:value-type="float" office:value="53926" calcext:value-type="float">
            <text:p>53926</text:p>
          </table:table-cell>
          <table:table-cell table:number-columns-repeated="2"/>
        </table:table-row>
        <table:table-row table:style-name="ro1">
          <table:table-cell office:value-type="float" office:value="29912500101924" calcext:value-type="float">
            <text:p>29912500101924</text:p>
          </table:table-cell>
          <table:table-cell office:value-type="float" office:value="156" calcext:value-type="float">
            <text:p>156</text:p>
          </table:table-cell>
          <table:table-cell office:value-type="float" office:value="2085" calcext:value-type="float">
            <text:p>2085</text:p>
          </table:table-cell>
          <table:table-cell table:number-columns-repeated="2"/>
        </table:table-row>
        <table:table-row table:style-name="ro1">
          <table:table-cell office:value-type="float" office:value="29912570759892" calcext:value-type="float">
            <text:p>29912570759892</text:p>
          </table:table-cell>
          <table:table-cell office:value-type="float" office:value="117" calcext:value-type="float">
            <text:p>117</text:p>
          </table:table-cell>
          <table:table-cell office:value-type="float" office:value="53389" calcext:value-type="float">
            <text:p>53389</text:p>
          </table:table-cell>
          <table:table-cell table:number-columns-repeated="2"/>
        </table:table-row>
        <table:table-row table:style-name="ro1">
          <table:table-cell office:value-type="float" office:value="29912570769693" calcext:value-type="float">
            <text:p>2991257076969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912573606391" calcext:value-type="float">
            <text:p>29912573606391</text:p>
          </table:table-cell>
          <table:table-cell office:value-type="float" office:value="114" calcext:value-type="float">
            <text:p>114</text:p>
          </table:table-cell>
          <table:table-cell office:value-type="float" office:value="2061" calcext:value-type="float">
            <text:p>2061</text:p>
          </table:table-cell>
          <table:table-cell table:number-columns-repeated="2"/>
        </table:table-row>
        <table:table-row table:style-name="ro1">
          <table:table-cell office:value-type="float" office:value="29912641803261" calcext:value-type="float">
            <text:p>29912641803261</text:p>
          </table:table-cell>
          <table:table-cell office:value-type="float" office:value="117" calcext:value-type="float">
            <text:p>117</text:p>
          </table:table-cell>
          <table:table-cell office:value-type="float" office:value="51654" calcext:value-type="float">
            <text:p>51654</text:p>
          </table:table-cell>
          <table:table-cell table:number-columns-repeated="2"/>
        </table:table-row>
        <table:table-row table:style-name="ro1">
          <table:table-cell office:value-type="float" office:value="29912644664762" calcext:value-type="float">
            <text:p>29912644664762</text:p>
          </table:table-cell>
          <table:table-cell office:value-type="float" office:value="106" calcext:value-type="float">
            <text:p>106</text:p>
          </table:table-cell>
          <table:table-cell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office:value-type="float" office:value="29912714631132" calcext:value-type="float">
            <text:p>29912714631132</text:p>
          </table:table-cell>
          <table:table-cell office:value-type="float" office:value="114" calcext:value-type="float">
            <text:p>114</text:p>
          </table:table-cell>
          <table:table-cell office:value-type="float" office:value="52209" calcext:value-type="float">
            <text:p>52209</text:p>
          </table:table-cell>
          <table:table-cell table:number-columns-repeated="2"/>
        </table:table-row>
        <table:table-row table:style-name="ro1">
          <table:table-cell office:value-type="float" office:value="29912717468670" calcext:value-type="float">
            <text:p>29912717468670</text:p>
          </table:table-cell>
          <table:table-cell office:value-type="float" office:value="114" calcext:value-type="float">
            <text:p>114</text:p>
          </table:table-cell>
          <table:table-cell office:value-type="float" office:value="2053" calcext:value-type="float">
            <text:p>2053</text:p>
          </table:table-cell>
          <table:table-cell table:number-columns-repeated="2"/>
        </table:table-row>
        <table:table-row table:style-name="ro1">
          <table:table-cell office:value-type="float" office:value="29912785686624" calcext:value-type="float">
            <text:p>29912785686624</text:p>
          </table:table-cell>
          <table:table-cell office:value-type="float" office:value="117" calcext:value-type="float">
            <text:p>117</text:p>
          </table:table-cell>
          <table:table-cell office:value-type="float" office:value="52095" calcext:value-type="float">
            <text:p>52095</text:p>
          </table:table-cell>
          <table:table-cell table:number-columns-repeated="2"/>
        </table:table-row>
        <table:table-row table:style-name="ro1">
          <table:table-cell office:value-type="float" office:value="29912788465592" calcext:value-type="float">
            <text:p>29912788465592</text:p>
          </table:table-cell>
          <table:table-cell office:value-type="float" office:value="106" calcext:value-type="float">
            <text:p>106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29912858486382" calcext:value-type="float">
            <text:p>29912858486382</text:p>
          </table:table-cell>
          <table:table-cell office:value-type="float" office:value="114" calcext:value-type="float">
            <text:p>114</text:p>
          </table:table-cell>
          <table:table-cell office:value-type="float" office:value="52338" calcext:value-type="float">
            <text:p>52338</text:p>
          </table:table-cell>
          <table:table-cell table:number-columns-repeated="2"/>
        </table:table-row>
        <table:table-row table:style-name="ro1">
          <table:table-cell office:value-type="float" office:value="29912858995766" calcext:value-type="float">
            <text:p>29912858995766</text:p>
          </table:table-cell>
          <table:table-cell office:value-type="float" office:value="138" calcext:value-type="float">
            <text:p>138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29912931549489" calcext:value-type="float">
            <text:p>29912931549489</text:p>
          </table:table-cell>
          <table:table-cell office:value-type="float" office:value="114" calcext:value-type="float">
            <text:p>114</text:p>
          </table:table-cell>
          <table:table-cell office:value-type="float" office:value="55169" calcext:value-type="float">
            <text:p>55169</text:p>
          </table:table-cell>
          <table:table-cell table:number-columns-repeated="2"/>
        </table:table-row>
        <table:table-row table:style-name="ro1">
          <table:table-cell office:value-type="float" office:value="29912934341514" calcext:value-type="float">
            <text:p>29912934341514</text:p>
          </table:table-cell>
          <table:table-cell office:value-type="float" office:value="117" calcext:value-type="float">
            <text:p>117</text:p>
          </table:table-cell>
          <table:table-cell office:value-type="float" office:value="2042" calcext:value-type="float">
            <text:p>2042</text:p>
          </table:table-cell>
          <table:table-cell table:number-columns-repeated="2"/>
        </table:table-row>
        <table:table-row table:style-name="ro1">
          <table:table-cell office:value-type="float" office:value="29915526465165" calcext:value-type="float">
            <text:p>29915526465165</text:p>
          </table:table-cell>
          <table:table-cell office:value-type="float" office:value="117" calcext:value-type="float">
            <text:p>117</text:p>
          </table:table-cell>
          <table:table-cell office:value-type="float" office:value="2016186" calcext:value-type="float">
            <text:p>2016186</text:p>
          </table:table-cell>
          <table:table-cell table:number-columns-repeated="2"/>
        </table:table-row>
        <table:table-row table:style-name="ro1">
          <table:table-cell office:value-type="float" office:value="29915529450428" calcext:value-type="float">
            <text:p>29915529450428</text:p>
          </table:table-cell>
          <table:table-cell office:value-type="float" office:value="138" calcext:value-type="float">
            <text:p>138</text:p>
          </table:table-cell>
          <table:table-cell office:value-type="float" office:value="2214" calcext:value-type="float">
            <text:p>2214</text:p>
          </table:table-cell>
          <table:table-cell table:number-columns-repeated="2"/>
        </table:table-row>
        <table:table-row table:style-name="ro1">
          <table:table-cell office:value-type="float" office:value="29916524865141" calcext:value-type="float">
            <text:p>29916524865141</text:p>
          </table:table-cell>
          <table:table-cell office:value-type="float" office:value="117" calcext:value-type="float">
            <text:p>117</text:p>
          </table:table-cell>
          <table:table-cell office:value-type="float" office:value="774469" calcext:value-type="float">
            <text:p>774469</text:p>
          </table:table-cell>
          <table:table-cell table:number-columns-repeated="2"/>
        </table:table-row>
        <table:table-row table:style-name="ro1">
          <table:table-cell office:value-type="float" office:value="29916527718234" calcext:value-type="float">
            <text:p>29916527718234</text:p>
          </table:table-cell>
          <table:table-cell office:value-type="float" office:value="138" calcext:value-type="float">
            <text:p>138</text:p>
          </table:table-cell>
          <table:table-cell office:value-type="float" office:value="2161" calcext:value-type="float">
            <text:p>2161</text:p>
          </table:table-cell>
          <table:table-cell table:number-columns-repeated="2"/>
        </table:table-row>
        <table:table-row table:style-name="ro1">
          <table:table-cell office:value-type="float" office:value="29919400285304" calcext:value-type="float">
            <text:p>29919400285304</text:p>
          </table:table-cell>
          <table:table-cell office:value-type="float" office:value="106" calcext:value-type="float">
            <text:p>106</text:p>
          </table:table-cell>
          <table:table-cell office:value-type="float" office:value="2237481" calcext:value-type="float">
            <text:p>2237481</text:p>
          </table:table-cell>
          <table:table-cell table:number-columns-repeated="2"/>
        </table:table-row>
        <table:table-row table:style-name="ro1">
          <table:table-cell office:value-type="float" office:value="29919401162612" calcext:value-type="float">
            <text:p>29919401162612</text:p>
          </table:table-cell>
          <table:table-cell office:value-type="float" office:value="106" calcext:value-type="float">
            <text:p>106</text:p>
          </table:table-cell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29920360314856" calcext:value-type="float">
            <text:p>29920360314856</text:p>
          </table:table-cell>
          <table:table-cell office:value-type="float" office:value="106" calcext:value-type="float">
            <text:p>106</text:p>
          </table:table-cell>
          <table:table-cell office:value-type="float" office:value="745926" calcext:value-type="float">
            <text:p>745926</text:p>
          </table:table-cell>
          <table:table-cell table:number-columns-repeated="2"/>
        </table:table-row>
        <table:table-row table:style-name="ro1">
          <table:table-cell office:value-type="float" office:value="29920361160806" calcext:value-type="float">
            <text:p>29920361160806</text:p>
          </table:table-cell>
          <table:table-cell office:value-type="float" office:value="108" calcext:value-type="float">
            <text:p>108</text:p>
          </table:table-cell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29922279194248" calcext:value-type="float">
            <text:p>29922279194248</text:p>
          </table:table-cell>
          <table:table-cell office:value-type="float" office:value="108" calcext:value-type="float">
            <text:p>108</text:p>
          </table:table-cell>
          <table:table-cell office:value-type="float" office:value="1495288" calcext:value-type="float">
            <text:p>1495288</text:p>
          </table:table-cell>
          <table:table-cell table:number-columns-repeated="2"/>
        </table:table-row>
        <table:table-row table:style-name="ro1">
          <table:table-cell office:value-type="float" office:value="29922280344050" calcext:value-type="float">
            <text:p>29922280344050</text:p>
          </table:table-cell>
          <table:table-cell office:value-type="float" office:value="106" calcext:value-type="float">
            <text:p>106</text:p>
          </table:table-cell>
          <table:table-cell office:value-type="float" office:value="808" calcext:value-type="float">
            <text:p>808</text:p>
          </table:table-cell>
          <table:table-cell table:number-columns-repeated="2"/>
        </table:table-row>
        <table:table-row table:style-name="ro1">
          <table:table-cell office:value-type="float" office:value="29923239577317" calcext:value-type="float">
            <text:p>29923239577317</text:p>
          </table:table-cell>
          <table:table-cell office:value-type="float" office:value="117" calcext:value-type="float">
            <text:p>117</text:p>
          </table:table-cell>
          <table:table-cell office:value-type="float" office:value="748782" calcext:value-type="float">
            <text:p>748782</text:p>
          </table:table-cell>
          <table:table-cell table:number-columns-repeated="2"/>
        </table:table-row>
        <table:table-row table:style-name="ro1">
          <table:table-cell office:value-type="float" office:value="29923240359778" calcext:value-type="float">
            <text:p>29923240359778</text:p>
          </table:table-cell>
          <table:table-cell office:value-type="float" office:value="106" calcext:value-type="float">
            <text:p>106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29925158356144" calcext:value-type="float">
            <text:p>29925158356144</text:p>
          </table:table-cell>
          <table:table-cell office:value-type="float" office:value="106" calcext:value-type="float">
            <text:p>106</text:p>
          </table:table-cell>
          <table:table-cell office:value-type="float" office:value="1492062" calcext:value-type="float">
            <text:p>1492062</text:p>
          </table:table-cell>
          <table:table-cell table:number-columns-repeated="2"/>
        </table:table-row>
        <table:table-row table:style-name="ro1">
          <table:table-cell office:value-type="float" office:value="29925159231490" calcext:value-type="float">
            <text:p>29925159231490</text:p>
          </table:table-cell>
          <table:table-cell office:value-type="float" office:value="106" calcext:value-type="float">
            <text:p>106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29926118622322" calcext:value-type="float">
            <text:p>29926118622322</text:p>
          </table:table-cell>
          <table:table-cell office:value-type="float" office:value="108" calcext:value-type="float">
            <text:p>108</text:p>
          </table:table-cell>
          <table:table-cell office:value-type="float" office:value="746427" calcext:value-type="float">
            <text:p>746427</text:p>
          </table:table-cell>
          <table:table-cell table:number-columns-repeated="2"/>
        </table:table-row>
        <table:table-row table:style-name="ro1">
          <table:table-cell office:value-type="float" office:value="29926119435180" calcext:value-type="float">
            <text:p>29926119435180</text:p>
          </table:table-cell>
          <table:table-cell office:value-type="float" office:value="110" calcext:value-type="float">
            <text:p>110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29928037505962" calcext:value-type="float">
            <text:p>29928037505962</text:p>
          </table:table-cell>
          <table:table-cell office:value-type="float" office:value="120" calcext:value-type="float">
            <text:p>120</text:p>
          </table:table-cell>
          <table:table-cell office:value-type="float" office:value="1481946" calcext:value-type="float">
            <text:p>1481946</text:p>
          </table:table-cell>
          <table:table-cell table:number-columns-repeated="2"/>
        </table:table-row>
        <table:table-row table:style-name="ro1">
          <table:table-cell office:value-type="float" office:value="29928038433328" calcext:value-type="float">
            <text:p>29928038433328</text:p>
          </table:table-cell>
          <table:table-cell office:value-type="float" office:value="108" calcext:value-type="float">
            <text:p>108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29928997714730" calcext:value-type="float">
            <text:p>29928997714730</text:p>
          </table:table-cell>
          <table:table-cell office:value-type="float" office:value="106" calcext:value-type="float">
            <text:p>106</text:p>
          </table:table-cell>
          <table:table-cell office:value-type="float" office:value="745692" calcext:value-type="float">
            <text:p>745692</text:p>
          </table:table-cell>
          <table:table-cell table:number-columns-repeated="2"/>
        </table:table-row>
        <table:table-row table:style-name="ro1">
          <table:table-cell office:value-type="float" office:value="29928998558728" calcext:value-type="float">
            <text:p>29928998558728</text:p>
          </table:table-cell>
          <table:table-cell office:value-type="float" office:value="106" calcext:value-type="float">
            <text:p>106</text:p>
          </table:table-cell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29930916631592" calcext:value-type="float">
            <text:p>29930916631592</text:p>
          </table:table-cell>
          <table:table-cell office:value-type="float" office:value="108" calcext:value-type="float">
            <text:p>108</text:p>
          </table:table-cell>
          <table:table-cell office:value-type="float" office:value="1494856" calcext:value-type="float">
            <text:p>1494856</text:p>
          </table:table-cell>
          <table:table-cell table:number-columns-repeated="2"/>
        </table:table-row>
        <table:table-row table:style-name="ro1">
          <table:table-cell office:value-type="float" office:value="29930916673768" calcext:value-type="float">
            <text:p>29930916673768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9931877810282" calcext:value-type="float">
            <text:p>29931877810282</text:p>
          </table:table-cell>
          <table:table-cell office:value-type="float" office:value="108" calcext:value-type="float">
            <text:p>108</text:p>
          </table:table-cell>
          <table:table-cell office:value-type="float" office:value="747615" calcext:value-type="float">
            <text:p>747615</text:p>
          </table:table-cell>
          <table:table-cell table:number-columns-repeated="2"/>
        </table:table-row>
        <table:table-row table:style-name="ro1">
          <table:table-cell office:value-type="float" office:value="29933796786578" calcext:value-type="float">
            <text:p>29933796786578</text:p>
          </table:table-cell>
          <table:table-cell office:value-type="float" office:value="106" calcext:value-type="float">
            <text:p>106</text:p>
          </table:table-cell>
          <table:table-cell office:value-type="float" office:value="1494016" calcext:value-type="float">
            <text:p>14940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22:08:32.584872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22:09:55.93673524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52cm" svg:height="7.172cm" xlink:href=".." xlink:type="simple" chart:class="chart:scatter" chart:style-name="ch1">
        <chart:legend chart:legend-position="end" svg:x="19.988cm" svg:y="3.287cm" style:legend-expansion="high" chart:style-name="ch2"/>
        <chart:plot-area chart:style-name="ch3" table:cell-range-address="Sheet1.A2:Sheet1.B770 Sheet1.B1:Sheet1.B1" chart:data-source-has-labels="row" svg:x="0.461cm" svg:y="0.143cm" svg:width="19.066cm" svg:height="6.886cm">
          <chartooo:coordinate-region svg:x="1.758cm" svg:y="0.342cm" svg:width="16.471cm" svg:height="6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70" chart:label-cell-address="Sheet1.B1:Sheet1.B1" chart:class="chart:scatter">
            <chart:domain table:cell-range-address="Sheet1.A2:Sheet1.A770"/>
            <chart:data-point chart:repeated="7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90282235458">
                <text:p>29890282235458</text:p>
                <draw:g>
                  <svg:desc>Sheet1.A2:Sheet1.A770</svg:desc>
                </draw:g>
              </table:table-cell>
              <table:table-cell office:value-type="float" office:value="106">
                <text:p>106</text:p>
                <draw:g>
                  <svg:desc>Sheet1.B2:Sheet1.B7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90282380160">
                <text:p>298902823801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90282397600">
                <text:p>298902823976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90301384220">
                <text:p>29890301384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890301672206">
                <text:p>298903016722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90416321250">
                <text:p>298904163212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890416611842">
                <text:p>298904166118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890416633724">
                <text:p>298904166337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91227819386">
                <text:p>298912278193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91228697564">
                <text:p>298912286975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892188620720">
                <text:p>298921886207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92189483206">
                <text:p>298921894832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893500738774">
                <text:p>298935007387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893501249328">
                <text:p>298935012493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94104604008">
                <text:p>298941046040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95062886500">
                <text:p>298950628865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95062919860">
                <text:p>29895062919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95063661078">
                <text:p>298950636610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95809836386">
                <text:p>298958098363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96981756388">
                <text:p>298969817563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896982688081">
                <text:p>298969826880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97941876132">
                <text:p>298979418761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899860673696">
                <text:p>2989986067369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899861446842">
                <text:p>298998614468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00820667168">
                <text:p>299008206671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00821459132">
                <text:p>299008214591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02739457260">
                <text:p>299027394572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02740229842">
                <text:p>299027402298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03699427464">
                <text:p>299036994274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03699462558">
                <text:p>299036994625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03700199210">
                <text:p>299037001992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05617014518">
                <text:p>299056170145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905618069648">
                <text:p>2990561806964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06575426120">
                <text:p>299065754261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906575460608">
                <text:p>299065754606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06576205262">
                <text:p>299065762052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08494206314">
                <text:p>299084942063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08495031346">
                <text:p>299084950313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09454296852">
                <text:p>299094542968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09455089734">
                <text:p>299094550897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10574204503">
                <text:p>299105742045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10574298373">
                <text:p>2991057429837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910579138804">
                <text:p>299105791388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10583796232">
                <text:p>299105837962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911771990719">
                <text:p>299117719907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11772535324">
                <text:p>299117725353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11774941066">
                <text:p>299117749410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11844311378">
                <text:p>299118443113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11844322142">
                <text:p>299118443221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911844856576">
                <text:p>2991184485657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11847067454">
                <text:p>299118470674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11917172544">
                <text:p>299119171725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11917200252">
                <text:p>299119172002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11917714040">
                <text:p>299119177140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11919918754">
                <text:p>299119199187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11988690001">
                <text:p>299119886900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11991543211">
                <text:p>2991199154321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912060719112">
                <text:p>29912060719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12060732586">
                <text:p>299120607325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912060746010">
                <text:p>299120607460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12063499648">
                <text:p>299120634996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912132090724">
                <text:p>299121320907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912132104581">
                <text:p>299121321045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12132119653">
                <text:p>299121321196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912132633121">
                <text:p>299121326331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912134888293">
                <text:p>299121348882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912203842063">
                <text:p>299122038420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12206637988">
                <text:p>299122066379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12275390527">
                <text:p>299122753905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912278130721">
                <text:p>299122781307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12348907309">
                <text:p>299123489073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12351767882">
                <text:p>299123517678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912422857891">
                <text:p>299124228578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912423390244">
                <text:p>299124233902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12425709541">
                <text:p>299124257095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912497202781">
                <text:p>299124972027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912500101924">
                <text:p>299125001019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912570759892">
                <text:p>299125707598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912570769693">
                <text:p>299125707696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912573606391">
                <text:p>299125736063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12641803261">
                <text:p>299126418032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912644664762">
                <text:p>299126446647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12714631132">
                <text:p>299127146311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12717468670">
                <text:p>299127174686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912785686624">
                <text:p>299127856866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912788465592">
                <text:p>299127884655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912858486382">
                <text:p>299128584863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912858995766">
                <text:p>299128589957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12931549489">
                <text:p>299129315494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912934341514">
                <text:p>299129343415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915526465165">
                <text:p>299155264651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915529450428">
                <text:p>299155294504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916524865141">
                <text:p>299165248651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916527718234">
                <text:p>299165277182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919400285304">
                <text:p>299194002853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919401162612">
                <text:p>299194011626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920360314856">
                <text:p>299203603148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920361160806">
                <text:p>299203611608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922279194248">
                <text:p>299222791942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22280344050">
                <text:p>299222803440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923239577317">
                <text:p>299232395773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923240359778">
                <text:p>299232403597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925158356144">
                <text:p>299251583561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925159231490">
                <text:p>299251592314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26118622322">
                <text:p>299261186223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926119435180">
                <text:p>299261194351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928037505962">
                <text:p>299280375059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928038433328">
                <text:p>299280384333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928997714730">
                <text:p>299289977147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928998558728">
                <text:p>299289985587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930916631592">
                <text:p>299309166315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930916673768">
                <text:p>299309166737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931877810282">
                <text:p>29931877810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933796786578">
                <text:p>299337967865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